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1615"/>
    </style:style>
    <style:style style:name="P2" style:family="paragraph" style:parent-style-name="Standard">
      <style:text-properties officeooo:paragraph-rsid="0018d55e"/>
    </style:style>
    <style:style style:name="P3" style:family="paragraph" style:parent-style-name="Standard">
      <style:text-properties officeooo:paragraph-rsid="0019df50"/>
    </style:style>
    <style:style style:name="T1" style:family="text">
      <style:text-properties officeooo:rsid="0010644d"/>
    </style:style>
    <style:style style:name="T2" style:family="text">
      <style:text-properties officeooo:rsid="0013d87a"/>
    </style:style>
    <style:style style:name="T3" style:family="text">
      <style:text-properties officeooo:rsid="0014da7f"/>
    </style:style>
    <style:style style:name="T4" style:family="text">
      <style:text-properties officeooo:rsid="001e8ec1"/>
    </style:style>
    <style:style style:name="T5" style:family="text">
      <style:text-properties officeooo:rsid="001f61f0"/>
    </style:style>
    <style:style style:name="T6" style:family="text">
      <style:text-properties officeooo:rsid="001716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Combinacion:RFR-CAUSAL-RANDOM-1-3añostrain,</text:span><text:span text:style-name="T3">Periodo:Semanal</text:span><text:span text:style-name="T2">,</text:span>Beta:0.928,Alpha:-0.00<text:span text:style-name="T1">4</text:span>,Sharpe:0.<text:span text:style-name="T1">277,</text:span>Sortino:0.<text:span text:style-name="T1">354,</text:span>VaR:0.049,cVaR:0.081,VaR/cVaR:1.672,Drawdown:0.34</text:p>
      <text:p text:style-name="P1"><text:span text:style-name="T6">Combinacion:LGBMR-CAUSAL-OPTUNA-1-5añostrain,Periodo:Semanal,</text:span>Beta:0.972,Alpha:0.00<text:span text:style-name="T4">4</text:span>,Sharpe:0.<text:span text:style-name="T4">6</text:span><text:span text:style-name="T5">1,</text:span>Sortino:0.<text:span text:style-name="T5">822,</text:span>VaR: 0.042,cVaR:0.078,VaR/cVaR:1.875,Drawdown:0.308</text:p>
      <text:p text:style-name="P1"><text:span text:style-name="T6">Combinacion:XGBR-SHAP-RANDOM-1-5añostrain,Periodo:Semanal,</text:span>Beta:1.125,Alpha: 0.055,Sharpe:0.682,Sortino: 0.928,VaR:0.061,cVaR:0.087,VaR/cVaR:1.438,Drawdown:0.323</text:p>
      <text:p text:style-name="P2"><text:span text:style-name="T2">Combinacion:RFR-CAUSAL-RANDOM-1-3añostrain,</text:span><text:span text:style-name="T3">Periodo:</text:span><text:span text:style-name="T6">Mensual</text:span><text:span text:style-name="T2">,</text:span>Beta:1.211,Alpha:-0.011,Sharpe:-0.006<text:span text:style-name="T1">,</text:span>Sortino:-0.006<text:span text:style-name="T1">,</text:span>VaR:0.049,cVaR:0.265,VaR/cVaR:2.376,Drawdown:0.372</text:p>
      <text:p text:style-name="P3"><text:span text:style-name="T6">Combinacion:LGBMR-CAUSAL-OPTUNA-1-5añostrain,Periodo:Mensual,</text:span>Beta:1.098,Alpha:-0.002,Sharpe:0.379<text:span text:style-name="T5">,</text:span>Sortino:0.565<text:span text:style-name="T5">,</text:span>VaR: 0.095,cVaR:0.16,VaR/cVaR:1.693,Drawdown:0.301</text:p>
      <text:p text:style-name="P3"><text:span text:style-name="T6">Combinacion:XGBR-SHAP-RANDOM-1-5añostrain,Periodo:Mensual,</text:span>Beta:1.157,Alpha: 0.003,Sharpe:0.605,Sortino: 0.959,VaR:0.098,cVaR:0.161,VaR/cVaR:1.648,Drawdown:0.316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00:50:36.356000000</meta:creation-date>
    <dc:date>2024-06-09T14:47:38.311000000</dc:date>
    <meta:editing-duration>PT42M34S</meta:editing-duration>
    <meta:editing-cycles>8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6" meta:word-count="12" meta:character-count="964" meta:non-whitespace-character-count="958"/>
  </office:meta>
</office:document-meta>
</file>